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table:align="margins"/>
    </style:style>
    <style:style style:name="tgrad1.A" style:family="table-column">
      <style:table-column-properties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table:align="margins"/>
    </style:style>
    <style:style style:name="tgrad2.A" style:family="table-column">
      <style:table-column-properties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table:align="margins"/>
    </style:style>
    <style:style style:name="tgrad3.A" style:family="table-column">
      <style:table-column-properties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table:align="margins"/>
    </style:style>
    <style:style style:name="tgrad4.A" style:family="table-column">
      <style:table-column-properties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table:align="margins"/>
    </style:style>
    <style:style style:name="tgrad5.A" style:family="table-column">
      <style:table-column-properties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table:align="margins"/>
    </style:style>
    <style:style style:name="tgrad6.A" style:family="table-column">
      <style:table-column-properties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table:align="margins"/>
    </style:style>
    <style:style style:name="tgrad7.A" style:family="table-column">
      <style:table-column-properties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table:align="margins"/>
    </style:style>
    <style:style style:name="tgrad8.A" style:family="table-column">
      <style:table-column-properties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table:align="margins"/>
    </style:style>
    <style:style style:name="tgrad9.A" style:family="table-column">
      <style:table-column-properties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table:align="margins"/>
    </style:style>
    <style:style style:name="tgrad10.A" style:family="table-column">
      <style:table-column-properties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fo:margin-left="-0.0097in" fo:margin-right="-0.0097in" table:align="margins"/>
    </style:style>
    <style:style style:name="tgrad0.A" style:family="table-column">
      <style:table-column-properties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table:align="margins" style:may-break-between-rows="false"/>
    </style:style>
    <style:style style:name="Таблица13.A" style:family="table-column">
      <style:table-column-properties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3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style:text-underline-style="none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style:text-position="sub 58%" fo:font-weight="normal" style:font-weight-asian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5" style:family="text">
      <style:text-properties fo:color="#000000" fo:language="en" fo:country="US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fo:background-color="transparent"/>
    </style:style>
    <style:style style:name="T32" style:family="text">
      <style:text-properties fo:font-weight="normal" style:font-weight-asian="normal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>ПРОТОКОЛ <text:span text:style-name="T10">ПОВЕРКИ</text:span></text:p>
      <text:p text:style-name="P5"/>
      <text:p text:style-name="P6">Измерителя-сигнализатора СРК-АТ2327</text:p>
      <text:p text:style-name="P6">Зав. № <text:span text:style-name="T7">$serial</text:span></text:p>
      <text:p text:style-name="P22"><text:span text:style-name="T24">Измери</text:span><text:span text:style-name="T20">принадлежащего </text:span><text:span text:style-name="T23">.</text:span><text:span text:style-name="T22"> <text:s text:c="105"/></text:span><text:span text:style-name="T23">.</text:span></text:p>
      <text:p text:style-name="P25"/>
      <text:p text:style-name="P35">Поверка проводилась на базе УП «АТОМТЕХ», в нормальных климатических условиях при температуре <text:span text:style-name="T18">Т</text:span> = <text:span text:style-name="T21"><text:s/></text:span><text:span text:style-name="T19">$temp </text:span><text:s/>°<text:span text:style-name="T18">С</text:span>, атмосферном давлении <text:span text:style-name="T18">Р</text:span> = <text:span text:style-name="T21"><text:s text:c="5"/></text:span><text:s/>мм.рт.ст, относительной влажности воздуха <text:span text:style-name="T18">р</text:span> = <text:span text:style-name="T21"><text:s/></text:span><text:span text:style-name="T19">$vlag </text:span><text:s/>%, внешнем фоне γ-излучения <text:span text:style-name="T9">H</text:span>*(10) = <text:span text:style-name="T21"><text:s/></text:span><text:span text:style-name="T19">$bground </text:span><text:s/>нЗв/ч, <text:s/>согласно методике, изложенной в <text:span text:style-name="T33">МП. МН-</text:span><text:span text:style-name="T34">854</text:span><text:span text:style-name="T33">-200</text:span><text:span text:style-name="T34">0</text:span></text:p>
      <text:p text:style-name="P23"><text:span text:style-name="T10">1. С</text:span>редства <text:span text:style-name="T10">поверки</text:span></text:p>
      <text:p text:style-name="P14">а)<text:tab/>Эталонные средства измерений:</text:p>
      <text:p text:style-name="P36">- <text:span text:style-name="T7">$facility_110</text:span>;</text:p>
      <text:p text:style-name="P36">- <text:span text:style-name="T7">$facility_1</text:span><text:span text:style-name="T10">3</text:span><text:span text:style-name="T7">0</text:span>;</text:p>
      <text:p text:style-name="P36">- <text:span text:style-name="T7">$</text:span>facility_src_cs_rus<text:span text:style-name="T25">;</text:span>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37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8">- документация<text:tab/></text:p>
      <text:p text:style-name="P38">- отсутствие механических повреждений<text:tab/></text:p>
      <text:p text:style-name="P3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38">- контроль работоспособности<text:tab/></text:p>
      <text:p text:style-name="P14"><text:span text:style-name="T10">б</text:span>)<text:tab/>Проверка допускаемой основной относительной погрешности измерения мощности дозы измерителя с БДКГ–02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3">Блок детектирования <text:span text:style-name="T10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1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1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8">H</text:span><text:span text:style-name="T12">1</text:span></text:p>
          </table:table-cell>
          <table:table-cell table:style-name="t1.D3" office:value-type="string">
            <text:p text:style-name="P26"><text:span text:style-name="T9">H</text:span><text:span text:style-name="T12">2</text:span></text:p>
          </table:table-cell>
          <table:table-cell table:style-name="t1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7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10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3">Блок детектирования <text:span text:style-name="T10">гамма-излучения БДКГ-0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2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2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8">H</text:span><text:span text:style-name="T12">1</text:span></text:p>
          </table:table-cell>
          <table:table-cell table:style-name="t2.D3" office:value-type="string">
            <text:p text:style-name="P26"><text:span text:style-name="T9">H</text:span><text:span text:style-name="T12">2</text:span></text:p>
          </table:table-cell>
          <table:table-cell table:style-name="t2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7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10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3">Блок детектирования <text:span text:style-name="T10">гамма-излучения БДКГ-0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3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3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8">H</text:span><text:span text:style-name="T12">1</text:span></text:p>
          </table:table-cell>
          <table:table-cell table:style-name="t3.D3" office:value-type="string">
            <text:p text:style-name="P26"><text:span text:style-name="T9">H</text:span><text:span text:style-name="T12">2</text:span></text:p>
          </table:table-cell>
          <table:table-cell table:style-name="t3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7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10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3">Блок детектирования <text:span text:style-name="T10">гамма-излучения БДКГ-0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4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4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8">H</text:span><text:span text:style-name="T12">1</text:span></text:p>
          </table:table-cell>
          <table:table-cell table:style-name="t4.D3" office:value-type="string">
            <text:p text:style-name="P26"><text:span text:style-name="T9">H</text:span><text:span text:style-name="T12">2</text:span></text:p>
          </table:table-cell>
          <table:table-cell table:style-name="t4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7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10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3">Блок детектирования <text:span text:style-name="T10">гамма-излучения БДКГ-0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5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5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8">H</text:span><text:span text:style-name="T12">1</text:span></text:p>
          </table:table-cell>
          <table:table-cell table:style-name="t5.D3" office:value-type="string">
            <text:p text:style-name="P26"><text:span text:style-name="T9">H</text:span><text:span text:style-name="T12">2</text:span></text:p>
          </table:table-cell>
          <table:table-cell table:style-name="t5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7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10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3">Блок детектирования <text:span text:style-name="T10">гамма-излучения БДКГ-0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6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6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8">H</text:span><text:span text:style-name="T12">1</text:span></text:p>
          </table:table-cell>
          <table:table-cell table:style-name="t6.D3" office:value-type="string">
            <text:p text:style-name="P26"><text:span text:style-name="T9">H</text:span><text:span text:style-name="T12">2</text:span></text:p>
          </table:table-cell>
          <table:table-cell table:style-name="t6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7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10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3">Блок детектирования <text:span text:style-name="T10">гамма-излучения БДКГ-0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7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7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8">H</text:span><text:span text:style-name="T12">1</text:span></text:p>
          </table:table-cell>
          <table:table-cell table:style-name="t7.D3" office:value-type="string">
            <text:p text:style-name="P26"><text:span text:style-name="T9">H</text:span><text:span text:style-name="T12">2</text:span></text:p>
          </table:table-cell>
          <table:table-cell table:style-name="t7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7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10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3">Блок детектирования <text:span text:style-name="T10">гамма-излучения БДКГ-0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8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8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8">H</text:span><text:span text:style-name="T12">1</text:span></text:p>
          </table:table-cell>
          <table:table-cell table:style-name="t8.D3" office:value-type="string">
            <text:p text:style-name="P26"><text:span text:style-name="T9">H</text:span><text:span text:style-name="T12">2</text:span></text:p>
          </table:table-cell>
          <table:table-cell table:style-name="t8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7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10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3">Блок детектирования <text:span text:style-name="T10">гамма-излучения БДКГ-0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9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9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8">H</text:span><text:span text:style-name="T12">1</text:span></text:p>
          </table:table-cell>
          <table:table-cell table:style-name="t9.D3" office:value-type="string">
            <text:p text:style-name="P26"><text:span text:style-name="T9">H</text:span><text:span text:style-name="T12">2</text:span></text:p>
          </table:table-cell>
          <table:table-cell table:style-name="t9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7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10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3">Блок детектирования <text:span text:style-name="T10">гамма-излучения БДКГ-0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10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10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8">H</text:span><text:span text:style-name="T12">1</text:span></text:p>
          </table:table-cell>
          <table:table-cell table:style-name="t10.D3" office:value-type="string">
            <text:p text:style-name="P26"><text:span text:style-name="T9">H</text:span><text:span text:style-name="T12">2</text:span></text:p>
          </table:table-cell>
          <table:table-cell table:style-name="t10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7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10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P30"/>
      <text:p text:style-name="P16"><text:span text:style-name="T2">в</text:span><text:span text:style-name="T4">)<text:tab/>Определение градуировочного значения от эталонного источника</text:span></text:p>
      <text:p text:style-name="P3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9">Заводской номер БД</text:p>
          </table:table-cell>
          <table:table-cell table:style-name="Таблица1.B1" office:value-type="string">
            <text:p text:style-name="P31"><text:span text:style-name="T32">Градуировочное значение Н</text:span><text:span text:style-name="T17">г</text:span><text:span text:style-name="T32">, </text:span></text:p>
            <text:p text:style-name="P32">нЗв/ч</text:p>
          </table:table-cell>
          <table:table-cell table:style-name="Таблица1.C1" office:value-type="string">
            <text:p text:style-name="P28"><text:span text:style-name="T32">Активность эталонного источника А</text:span><text:span text:style-name="T17">0</text:span><text:span text:style-name="T32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text:span text:style-name="T5">$</text:span>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text:span text:style-name="T5">$</text:span>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text:span text:style-name="T5">$</text:span>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text:span text:style-name="T5">$</text:span>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5<text:span text:style-name="T5">$</text:span>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text:span text:style-name="T5">$</text:span>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text:span text:style-name="T5">$</text:span>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text:span text:style-name="T5">$</text:span>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text:span text:style-name="T5">$</text:span>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text:span text:style-name="T5">$</text:span>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7:21.68</dc:date>
    <meta:editing-duration>P3DT1H49S</meta:editing-duration>
    <meta:editing-cycles>301</meta:editing-cycles>
    <meta:generator>OpenOffice/4.1.6$Win32 OpenOffice.org_project/416m1$Build-9790</meta:generator>
    <meta:document-statistic meta:table-count="23" meta:image-count="0" meta:object-count="0" meta:page-count="6" meta:paragraph-count="1043" meta:word-count="1614" meta:character-count="10815"/>
  </office:meta>
</office:document-meta>
</file>